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45f485" loext:opacity="100%" fo:font-size="40pt" fo:font-weight="bold" style:font-size-asian="40pt" style:font-weight-asian="bold" style:font-size-complex="40pt" style:font-weight-complex="bold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0879f1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879f1"/>
    </style:style>
    <style:style style:name="T1" style:family="text">
      <style:text-properties fo:color="#45f485" loext:opacity="100%" fo:font-size="40pt" fo:font-weight="bold" officeooo:rsid="000879f1" style:font-size-asian="40pt" style:font-weight-asian="bold" style:font-size-complex="40pt" style:font-weight-complex="bold"/>
    </style:style>
    <style:style style:name="T2" style:family="text">
      <style:text-properties fo:color="#45f485" loext:opacity="100%" fo:font-weight="bold" officeooo:rsid="000879f1" style:font-weight-asian="bold" style:font-weight-complex="bold"/>
    </style:style>
    <style:style style:name="T3" style:family="text">
      <style:text-properties fo:color="#45f485" loext:opacity="100%" fo:font-size="16pt" fo:font-weight="bold" officeooo:rsid="000879f1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0879f1" style:font-size-asian="16pt" style:font-weight-asian="bold" style:font-size-complex="16pt" style:font-weight-complex="bold"/>
    </style:style>
    <style:style style:name="T5" style:family="text">
      <style:text-properties fo:color="#2a6099" loext:opacity="100%" fo:font-size="16pt" fo:font-weight="bold" officeooo:rsid="000879f1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Path to Tech</text:p>
      <text:p text:style-name="P1"/>
      <text:p text:style-name="P3"><text:a xlink:type="simple" xlink:href="https://www.canva.com/design/DAG-l0e7yxg/FY3NlmYv13iwlV_jMd9BiA/edit?utm_content=DAG-l0e7yxg&amp;utm_campaign=designshare&amp;utm_medium=link2&amp;utm_source=sharebutton" text:style-name="Internet_20_link" text:visited-style-name="Visited_20_Internet_20_Link"><text:span text:style-name="T5">https://www.canva.com/design/DAG-l0e7yxg/FY3NlmYv13iwlV_jMd9BiA/edit?utm_content=DAG-l0e7yxg&amp;utm_campaign=designshare&amp;utm_medium=link2&amp;utm_source=sharebutton</text:span></text:a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6T11:00:18.442811643</meta:creation-date>
    <dc:date>2026-01-16T11:02:22.557538058</dc:date>
    <meta:editing-duration>PT2M4S</meta:editing-duration>
    <meta:editing-cycles>1</meta:editing-cycles>
    <meta:document-statistic meta:table-count="0" meta:image-count="0" meta:object-count="0" meta:page-count="1" meta:paragraph-count="2" meta:word-count="5" meta:character-count="172" meta:non-whitespace-character-count="169"/>
    <meta:generator>LibreOffice/24.2.7.2$Linux_X86_64 LibreOffice_project/420$Build-2</meta:generator>
  </office:meta>
</office:document-meta>
</file>